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1cf178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Azione_20_sistema">
      <style:text-properties officeooo:rsid="00037d2e" officeooo:paragraph-rsid="00037d2e"/>
    </style:style>
    <style:style style:name="P6" style:family="paragraph" style:parent-style-name="Table_20_Contents">
      <style:text-properties officeooo:rsid="00037d2e"/>
    </style:style>
    <style:style style:name="P7" style:family="paragraph" style:parent-style-name="Table_20_Contents">
      <style:text-properties officeooo:rsid="00037d2e" officeooo:paragraph-rsid="00037d2e"/>
    </style:style>
    <style:style style:name="P8" style:family="paragraph" style:parent-style-name="Table_20_Contents" style:list-style-name="Numerazione_20_UC">
      <style:text-properties officeooo:rsid="00037d2e" officeooo:paragraph-rsid="00037d2e"/>
    </style:style>
    <style:style style:name="P9" style:family="paragraph" style:parent-style-name="Table_20_Contents" style:list-style-name="Numerazione_20_UC">
      <style:text-properties officeooo:paragraph-rsid="00037d2e"/>
    </style:style>
    <style:style style:name="T1" style:family="text">
      <style:text-properties officeooo:rsid="00037d2e"/>
    </style:style>
    <style:style style:name="T2" style:family="text">
      <style:text-properties officeooo:rsid="001fb3ab"/>
    </style:style>
    <style:style style:name="T3" style:family="text">
      <style:text-properties officeooo:rsid="00214c90"/>
    </style:style>
    <style:style style:name="T4" style:family="text">
      <style:text-properties officeooo:rsid="001efd2f"/>
    </style:style>
    <style:style style:name="T5" style:family="text">
      <style:text-properties officeooo:rsid="00057cb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6">Controllo lista de<text:span text:style-name="T5">gli insegnanti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7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7">Iniziato da: Insegnant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<text:span text:style-name="T1">insegnante</text:span><text:span text:style-name="T2"> </text:span>accede al sistema e viene <text:span text:style-name="T4">autenticato </text:span><text:span text:style-name="T2">come </text:span><text:span text:style-name="T1">insegnante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1290240397" text:style-name="Numerazione_20_UC">
              <text:list-item>
                <text:p text:style-name="P9"><text:span text:style-name="T2">L'</text:span><text:span text:style-name="T1">insegnante</text:span><text:span text:style-name="T3"> a</text:span>ccede alla sezione <text:span text:style-name="T1">relativa al personale.</text:span></text:p>
              </text:list-item>
              <text:list-item>
                <text:p text:style-name="P8">L'insegnante accede alla sottosezione relativa agli insegnanti.</text:p>
              </text:list-item>
              <text:list-item>
                <text:p text:style-name="P8">L'insegnante accede all'elenco degli insegnanti.</text:p>
              </text:list-item>
              <text:list-item>
                <text:p text:style-name="P5">Il sistema elabora e mostra l'elenco degli insegnanti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7">Se l'operazione è andata a buon fine il sistema mostra i dati richiesti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I. L'elenco non è disponibile; viene visualizzato un messaggio di errore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L'elenco deve essere elaborato in non più di 5 secondi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2:45:10</meta:creation-date>
    <meta:editing-duration>P0D</meta:editing-duration>
    <meta:editing-cycles>3</meta:editing-cycles>
    <meta:generator>LibreOffice/3.6$MacOSX_x86 LibreOffice_project/da8c1e6-fd468f4-454e206-f42a4a9-143cfd</meta:generator>
    <dc:date>2012-10-18T23:15:33</dc:date>
    <meta:document-statistic meta:table-count="1" meta:image-count="0" meta:object-count="0" meta:page-count="1" meta:paragraph-count="19" meta:word-count="100" meta:character-count="687" meta:non-whitespace-character-count="610"/>
  </office:meta>
</office:document-meta>
</file>